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</style:style>
    <style:style style:name="T1" style:family="text">
      <style:text-properties fo:color="#674ea7"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6 Mayo 2018</text:p>
      <text:p text:style-name="P1">Minuta de reunión equipo <text:span text:style-name="T1">night_riders</text:span> </text:p>
      <text:p text:style-name="P1"/>
      <text:p text:style-name="P1">En esta oportunidad nos juntamos los miembros a través la plataforma de comunicación llamada Discord para leer entre todos la realidad planteada por el cliente y así interpretar a partir de dicho documento cuáles serán los necesidades para nuestro diseño, los cuales tomaremos en cuenta para el documento de requerimi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58" meta:character-count="373" meta:non-whitespace-character-count="317"/>
    <meta:generator>LibreOfficeDev/6.0.5.2$Linux_X86_64 LibreOffice_project/</meta:generator>
  </office:meta>
</office:document-meta>
</file>